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1CFF000001100B99CE51.jpg" manifest:media-type="image/jpeg"/>
  <manifest:file-entry manifest:full-path="Pictures/1000000000000393000000BBAEA55880.jpg" manifest:media-type="image/jpeg"/>
  <manifest:file-entry manifest:full-path="Pictures/1000000000001254000000AEC19C3EDF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measure" style:list-style-name="L1">
      <style:graphic-properties draw:textarea-vertical-align="middle" draw:unit="mm" draw:show-unit="false" draw:decimal-places="2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easure" style:list-style-name="L1">
      <style:graphic-properties draw:textarea-vertical-align="middle" draw:unit="mm" draw:show-unit="false" draw:decimal-places="2" style:protect="position 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measure">
      <style:graphic-properties draw:textarea-vertical-align="middle" draw:line-distance="1.957cm" draw:unit="mm" draw:show-uni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20%" draw:gamma="100%" draw:red="0%" draw:green="0%" draw:blue="0%" fo:clip="rect(0cm, 0cm, 0cm, 0cm)" draw:image-opacity="100%" style:mirror="none"/>
    </style:style>
    <style:style style:name="gr7" style:family="graphic" style:parent-style-name="measure">
      <style:graphic-properties draw:textarea-vertical-align="middle" draw:line-distance="1.595cm" draw:unit="mm" draw:show-unit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measurelines" svg:x1="55.6cm" svg:y1="14.35cm" svg:x2="3cm" svg:y2="14.35cm">
          <text:p text:style-name="P1"><text:span text:style-name="T1"><text:measure text:kind="gap"/></text:span><text:span text:style-name="T1"><text:measure text:kind="value">2,630</text:measure></text:span><text:span text:style-name="T1"><text:measure text:kind="unit"/></text:span><text:span text:style-name="T1"><text:measure text:kind="gap"/></text:span></text:p>
        </draw:measure>
        <draw:frame draw:style-name="gr2" draw:text-style-name="P2" draw:layer="layout" svg:width="52.6cm" svg:height="1.926cm" svg:x="3cm" svg:y="12.624cm">
          <draw:image xlink:href="Pictures/1000000000001CFF000001100B99CE51.jpg" xlink:type="simple" xlink:show="embed" xlink:actuate="onLoad">
            <text:p/>
          </draw:image>
        </draw:frame>
        <draw:measure draw:style-name="gr3" draw:text-style-name="P1" draw:layer="layout" svg:x1="51cm" svg:y1="10.8cm" svg:x2="3cm" svg:y2="10.8cm">
          <text:p text:style-name="P1"><text:span text:style-name="T1"><text:measure text:kind="gap"/></text:span><text:span text:style-name="T1"><text:measure text:kind="value">2,400</text:measure></text:span><text:span text:style-name="T1"><text:measure text:kind="unit"/></text:span><text:span text:style-name="T1"><text:measure text:kind="gap"/></text:span></text:p>
        </draw:measure>
        <draw:frame draw:style-name="gr4" draw:text-style-name="P2" draw:layer="layout" svg:width="48cm" svg:height="1.78cm" svg:x="3cm" svg:y="9.12cm">
          <draw:image xlink:href="Pictures/1000000000001254000000AEC19C3EDF.jpg" xlink:type="simple" xlink:show="embed" xlink:actuate="onLoad">
            <text:p/>
          </draw:image>
        </draw:frame>
        <draw:measure draw:style-name="gr5" draw:text-style-name="P2" draw:layer="layout" svg:x1="16.926cm" svg:y1="14.425cm" svg:x2="17.01cm" svg:y2="14.425cm">
          <text:p text:style-name="P2"><text:measure text:kind="gap"/><text:measure text:kind="value">4.2</text:measure><text:measure text:kind="unit"/><text:measure text:kind="gap"/></text:p>
        </draw:measure>
        <draw:frame draw:style-name="gr6" draw:text-style-name="P2" draw:layer="layout" svg:width="3.7cm" svg:height="0.755cm" svg:x="15.405cm" svg:y="10.135cm">
          <draw:image xlink:href="Pictures/1000000000000393000000BBAEA55880.jpg" xlink:type="simple" xlink:show="embed" xlink:actuate="onLoad">
            <text:p/>
          </draw:image>
        </draw:frame>
        <draw:measure draw:style-name="gr7" draw:text-style-name="P2" draw:layer="measurelines" svg:x1="17.429cm" svg:y1="10.5cm" svg:x2="17.505cm" svg:y2="10.5cm">
          <text:p text:style-name="P2"><text:measure text:kind="gap"/><text:measure text:kind="value">3.8</text:measure><text:measure text:kind="unit"/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7T20:50:01</meta:creation-date>
    <dc:date>2012-11-15T20:20:37</dc:date>
    <meta:editing-duration>PT50M12S</meta:editing-duration>
    <meta:editing-cycles>3</meta:editing-cycles>
    <meta:generator>LibreOffice/3.5$Linux_x86 LibreOffice_project/350m1$Build-2</meta:generator>
    <meta:document-statistic meta:object-count="7"/>
  </office:meta>
</office:document-meta>
</file>